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Categories dynamic</text:p>
          </table:table-cell>
          <table:table-cell table:style-name="ce1" office:value-type="string" calcext:value-type="string">
            <text:p>popular</text:p>
          </table:table-cell>
          <table:table-cell table:style-name="ce1" office:value-type="string" calcext:value-type="string">
            <text:p>popular dynamic</text:p>
          </table:table-cell>
          <table:table-cell table:style-name="ce1" office:value-type="string" calcext:value-type="string">
            <text:p>rated</text:p>
          </table:table-cell>
          <table:table-cell table:style-name="ce1" office:value-type="string" calcext:value-type="string">
            <text:p>rated dynamic</text:p>
          </table:table-cell>
          <table:table-cell table:style-name="ce1" office:value-type="string" calcext:value-type="string">
            <text:p>all dynamic</text:p>
          </table:table-cell>
          <table:table-cell table:style-name="ce1" office:value-type="string" calcext:value-type="string">
            <text:p>Specific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Pass 1</text:p>
          </table:table-cell>
          <table:table-cell office:value-type="float" office:value="77218" calcext:value-type="float">
            <text:p>77218</text:p>
          </table:table-cell>
          <table:table-cell office:value-type="float" office:value="78139" calcext:value-type="float">
            <text:p>78139</text:p>
          </table:table-cell>
          <table:table-cell office:value-type="float" office:value="52885228" calcext:value-type="float">
            <text:p>52885228</text:p>
          </table:table-cell>
          <table:table-cell office:value-type="float" office:value="578182" calcext:value-type="float">
            <text:p>578182</text:p>
          </table:table-cell>
          <table:table-cell office:value-type="float" office:value="57274336" calcext:value-type="float">
            <text:p>57274336</text:p>
          </table:table-cell>
          <table:table-cell office:value-type="float" office:value="3177573" calcext:value-type="float">
            <text:p>3177573</text:p>
          </table:table-cell>
          <table:table-cell office:value-type="float" office:value="1578681" calcext:value-type="float">
            <text:p>1578681</text:p>
          </table:table-cell>
          <table:table-cell office:value-type="float" office:value="183433" calcext:value-type="float">
            <text:p>1834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2</text:p>
          </table:table-cell>
          <table:table-cell office:value-type="float" office:value="67763" calcext:value-type="float">
            <text:p>67763</text:p>
          </table:table-cell>
          <table:table-cell office:value-type="float" office:value="67054" calcext:value-type="float">
            <text:p>67054</text:p>
          </table:table-cell>
          <table:table-cell office:value-type="float" office:value="51756842" calcext:value-type="float">
            <text:p>51756842</text:p>
          </table:table-cell>
          <table:table-cell office:value-type="float" office:value="563724" calcext:value-type="float">
            <text:p>563724</text:p>
          </table:table-cell>
          <table:table-cell office:value-type="float" office:value="56789379" calcext:value-type="float">
            <text:p>56789379</text:p>
          </table:table-cell>
          <table:table-cell office:value-type="float" office:value="3526662" calcext:value-type="float">
            <text:p>3526662</text:p>
          </table:table-cell>
          <table:table-cell office:value-type="float" office:value="1512599" calcext:value-type="float">
            <text:p>1512599</text:p>
          </table:table-cell>
          <table:table-cell office:value-type="float" office:value="161093" calcext:value-type="float">
            <text:p>1610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3</text:p>
          </table:table-cell>
          <table:table-cell office:value-type="float" office:value="68936" calcext:value-type="float">
            <text:p>68936</text:p>
          </table:table-cell>
          <table:table-cell office:value-type="float" office:value="67076" calcext:value-type="float">
            <text:p>67076</text:p>
          </table:table-cell>
          <table:table-cell office:value-type="float" office:value="52066915" calcext:value-type="float">
            <text:p>52066915</text:p>
          </table:table-cell>
          <table:table-cell office:value-type="float" office:value="568560" calcext:value-type="float">
            <text:p>568560</text:p>
          </table:table-cell>
          <table:table-cell office:value-type="float" office:value="57251278" calcext:value-type="float">
            <text:p>57251278</text:p>
          </table:table-cell>
          <table:table-cell office:value-type="float" office:value="3007512" calcext:value-type="float">
            <text:p>3007512</text:p>
          </table:table-cell>
          <table:table-cell office:value-type="float" office:value="1658761" calcext:value-type="float">
            <text:p>1658761</text:p>
          </table:table-cell>
          <table:table-cell office:value-type="float" office:value="163692" calcext:value-type="float">
            <text:p>1636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4</text:p>
          </table:table-cell>
          <table:table-cell office:value-type="float" office:value="72094" calcext:value-type="float">
            <text:p>72094</text:p>
          </table:table-cell>
          <table:table-cell office:value-type="float" office:value="66780" calcext:value-type="float">
            <text:p>66780</text:p>
          </table:table-cell>
          <table:table-cell office:value-type="float" office:value="52661580" calcext:value-type="float">
            <text:p>52661580</text:p>
          </table:table-cell>
          <table:table-cell office:value-type="float" office:value="573326" calcext:value-type="float">
            <text:p>573326</text:p>
          </table:table-cell>
          <table:table-cell office:value-type="float" office:value="57510058" calcext:value-type="float">
            <text:p>57510058</text:p>
          </table:table-cell>
          <table:table-cell office:value-type="float" office:value="3639183" calcext:value-type="float">
            <text:p>3639183</text:p>
          </table:table-cell>
          <table:table-cell office:value-type="float" office:value="1544520" calcext:value-type="float">
            <text:p>1544520</text:p>
          </table:table-cell>
          <table:table-cell office:value-type="float" office:value="151887" calcext:value-type="float">
            <text:p>1518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5</text:p>
          </table:table-cell>
          <table:table-cell office:value-type="float" office:value="72623" calcext:value-type="float">
            <text:p>72623</text:p>
          </table:table-cell>
          <table:table-cell office:value-type="float" office:value="64997" calcext:value-type="float">
            <text:p>64997</text:p>
          </table:table-cell>
          <table:table-cell office:value-type="float" office:value="52533379" calcext:value-type="float">
            <text:p>52533379</text:p>
          </table:table-cell>
          <table:table-cell office:value-type="float" office:value="566260" calcext:value-type="float">
            <text:p>566260</text:p>
          </table:table-cell>
          <table:table-cell office:value-type="float" office:value="57375137" calcext:value-type="float">
            <text:p>57375137</text:p>
          </table:table-cell>
          <table:table-cell office:value-type="float" office:value="3585244" calcext:value-type="float">
            <text:p>3585244</text:p>
          </table:table-cell>
          <table:table-cell office:value-type="float" office:value="1558521" calcext:value-type="float">
            <text:p>1558521</text:p>
          </table:table-cell>
          <table:table-cell office:value-type="float" office:value="163602" calcext:value-type="float">
            <text:p>1636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6</text:p>
          </table:table-cell>
          <table:table-cell office:value-type="float" office:value="70427" calcext:value-type="float">
            <text:p>70427</text:p>
          </table:table-cell>
          <table:table-cell office:value-type="float" office:value="67854" calcext:value-type="float">
            <text:p>67854</text:p>
          </table:table-cell>
          <table:table-cell office:value-type="float" office:value="51826387" calcext:value-type="float">
            <text:p>51826387</text:p>
          </table:table-cell>
          <table:table-cell office:value-type="float" office:value="574152" calcext:value-type="float">
            <text:p>574152</text:p>
          </table:table-cell>
          <table:table-cell office:value-type="float" office:value="57292159" calcext:value-type="float">
            <text:p>57292159</text:p>
          </table:table-cell>
          <table:table-cell office:value-type="float" office:value="3245763" calcext:value-type="float">
            <text:p>3245763</text:p>
          </table:table-cell>
          <table:table-cell office:value-type="float" office:value="1642207" calcext:value-type="float">
            <text:p>1642207</text:p>
          </table:table-cell>
          <table:table-cell office:value-type="float" office:value="152412" calcext:value-type="float">
            <text:p>1524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7</text:p>
          </table:table-cell>
          <table:table-cell office:value-type="float" office:value="66717" calcext:value-type="float">
            <text:p>66717</text:p>
          </table:table-cell>
          <table:table-cell office:value-type="float" office:value="64451" calcext:value-type="float">
            <text:p>64451</text:p>
          </table:table-cell>
          <table:table-cell office:value-type="float" office:value="52271870" calcext:value-type="float">
            <text:p>52271870</text:p>
          </table:table-cell>
          <table:table-cell office:value-type="float" office:value="566023" calcext:value-type="float">
            <text:p>566023</text:p>
          </table:table-cell>
          <table:table-cell office:value-type="float" office:value="56942615" calcext:value-type="float">
            <text:p>56942615</text:p>
          </table:table-cell>
          <table:table-cell office:value-type="float" office:value="3137885" calcext:value-type="float">
            <text:p>3137885</text:p>
          </table:table-cell>
          <table:table-cell office:value-type="float" office:value="1518924" calcext:value-type="float">
            <text:p>1518924</text:p>
          </table:table-cell>
          <table:table-cell office:value-type="float" office:value="161538" calcext:value-type="float">
            <text:p>1615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8</text:p>
          </table:table-cell>
          <table:table-cell office:value-type="float" office:value="68150" calcext:value-type="float">
            <text:p>68150</text:p>
          </table:table-cell>
          <table:table-cell office:value-type="float" office:value="65007" calcext:value-type="float">
            <text:p>65007</text:p>
          </table:table-cell>
          <table:table-cell office:value-type="float" office:value="51330449" calcext:value-type="float">
            <text:p>51330449</text:p>
          </table:table-cell>
          <table:table-cell office:value-type="float" office:value="589945" calcext:value-type="float">
            <text:p>589945</text:p>
          </table:table-cell>
          <table:table-cell office:value-type="float" office:value="57058393" calcext:value-type="float">
            <text:p>57058393</text:p>
          </table:table-cell>
          <table:table-cell office:value-type="float" office:value="3258321" calcext:value-type="float">
            <text:p>3258321</text:p>
          </table:table-cell>
          <table:table-cell office:value-type="float" office:value="1569531" calcext:value-type="float">
            <text:p>1569531</text:p>
          </table:table-cell>
          <table:table-cell office:value-type="float" office:value="172808" calcext:value-type="float">
            <text:p>1728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9</text:p>
          </table:table-cell>
          <table:table-cell office:value-type="float" office:value="69499" calcext:value-type="float">
            <text:p>69499</text:p>
          </table:table-cell>
          <table:table-cell office:value-type="float" office:value="66315" calcext:value-type="float">
            <text:p>66315</text:p>
          </table:table-cell>
          <table:table-cell office:value-type="float" office:value="52644201" calcext:value-type="float">
            <text:p>52644201</text:p>
          </table:table-cell>
          <table:table-cell office:value-type="float" office:value="574382" calcext:value-type="float">
            <text:p>574382</text:p>
          </table:table-cell>
          <table:table-cell office:value-type="float" office:value="56804770" calcext:value-type="float">
            <text:p>56804770</text:p>
          </table:table-cell>
          <table:table-cell office:value-type="float" office:value="3421560" calcext:value-type="float">
            <text:p>3421560</text:p>
          </table:table-cell>
          <table:table-cell office:value-type="float" office:value="1539527" calcext:value-type="float">
            <text:p>1539527</text:p>
          </table:table-cell>
          <table:table-cell office:value-type="float" office:value="155484" calcext:value-type="float">
            <text:p>1554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 10</text:p>
          </table:table-cell>
          <table:table-cell office:value-type="float" office:value="75430" calcext:value-type="float">
            <text:p>75430</text:p>
          </table:table-cell>
          <table:table-cell office:value-type="float" office:value="66648" calcext:value-type="float">
            <text:p>66648</text:p>
          </table:table-cell>
          <table:table-cell office:value-type="float" office:value="52528815" calcext:value-type="float">
            <text:p>52528815</text:p>
          </table:table-cell>
          <table:table-cell office:value-type="float" office:value="561313" calcext:value-type="float">
            <text:p>561313</text:p>
          </table:table-cell>
          <table:table-cell office:value-type="float" office:value="57139791" calcext:value-type="float">
            <text:p>57139791</text:p>
          </table:table-cell>
          <table:table-cell office:value-type="float" office:value="3399244" calcext:value-type="float">
            <text:p>3399244</text:p>
          </table:table-cell>
          <table:table-cell office:value-type="float" office:value="1481324" calcext:value-type="float">
            <text:p>1481324</text:p>
          </table:table-cell>
          <table:table-cell office:value-type="float" office:value="170038" calcext:value-type="float">
            <text:p>1700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11])" office:value-type="float" office:value="70885.7" calcext:value-type="float">
            <text:p>70885.7</text:p>
          </table:table-cell>
          <table:table-cell table:formula="of:=AVERAGE([.C2:.C11])" office:value-type="float" office:value="67432.1" calcext:value-type="float">
            <text:p>67432.1</text:p>
          </table:table-cell>
          <table:table-cell table:formula="of:=AVERAGE([.D2:.D11])" office:value-type="float" office:value="52250566.6" calcext:value-type="float">
            <text:p>52250566.6</text:p>
          </table:table-cell>
          <table:table-cell table:formula="of:=AVERAGE([.E2:.E11])" office:value-type="float" office:value="571586.7" calcext:value-type="float">
            <text:p>571586.7</text:p>
          </table:table-cell>
          <table:table-cell table:formula="of:=AVERAGE([.F2:.F11])" office:value-type="float" office:value="57143791.6" calcext:value-type="float">
            <text:p>57143791.6</text:p>
          </table:table-cell>
          <table:table-cell table:formula="of:=AVERAGE([.G2:.G11])" office:value-type="float" office:value="3339894.7" calcext:value-type="float">
            <text:p>3339894.7</text:p>
          </table:table-cell>
          <table:table-cell table:formula="of:=AVERAGE([.H2:.H11])" office:value-type="float" office:value="1560459.5" calcext:value-type="float">
            <text:p>1560459.5</text:p>
          </table:table-cell>
          <table:table-cell table:formula="of:=AVERAGE([.I2:.I11])" office:value-type="float" office:value="163598.7" calcext:value-type="float">
            <text:p>163598.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[.C12]/[.B12]" office:value-type="float" office:value="0.951279313034928" calcext:value-type="float">
            <text:p>0.951279313</text:p>
          </table:table-cell>
          <table:table-cell/>
          <table:table-cell table:formula="of:=[.E12]/[.D12]" office:value-type="float" office:value="0.0109393397467962" calcext:value-type="float">
            <text:p>0.0109393397</text:p>
          </table:table-cell>
          <table:table-cell/>
          <table:table-cell table:formula="of:=[.G12]/[.F12]" office:value-type="float" office:value="0.0584472014629145" calcext:value-type="float">
            <text:p>0.0584472015</text:p>
          </table:table-cell>
          <table:table-cell table:formula="of:=[.H12]/([.G12]+[.E12]+[.C12])" office:value-type="float" office:value="0.392182313086223" calcext:value-type="float">
            <text:p>0.392182313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8:50:43.361396871</meta:creation-date>
    <dc:date>2018-12-15T08:32:17.680224847</dc:date>
    <meta:editing-duration>PT11H8M59S</meta:editing-duration>
    <meta:editing-cycles>8</meta:editing-cycles>
    <meta:generator>LibreOffice/5.1.4.2$Linux_X86_64 LibreOffice_project/10m0$Build-2</meta:generator>
    <meta:document-statistic meta:table-count="1" meta:cell-count="111" meta:object-count="0"/>
  </office:meta>
</office:document-meta>
</file>